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35cm" fo:min-width="2.5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2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4.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2.29cm" fo:min-width="3.3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ff0000" draw:fill="solid" draw:textarea-vertical-align="middle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2.29cm" fo:min-width="4.58cm"/>
      <style:paragraph-properties style:writing-mode="lr-tb"/>
    </style:style>
    <style:style style:name="gr11" style:family="graphic" style:parent-style-name="objectwithoutfill">
      <style:graphic-properties svg:stroke-color="#800080" draw:marker-end="Arrow" draw:marker-end-width="0.3cm" draw:fill="solid" draw:textarea-vertical-align="botto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style:paragraph-properties fo:margin-left="0cm" fo:margin-right="0cm" fo:margin-top="0cm" fo:margin-bottom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318cm" svg:height="3.937cm" svg:x="1cm" svg:y="1cm">
          <text:p text:style-name="P1">Github repo</text:p>
          <text:p text:style-name="P1">(Interne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.826cm" svg:height="3.81cm" svg:x="15.351cm" svg:y="1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08cm" svg:height="2.667cm" svg:x="7.477cm" svg:y="1.762cm">
          <text:p text:style-name="P1">Is Online?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51cm" svg:y1="2.905cm" svg:x2="12.557cm" svg:y2="3.095cm" draw:start-shape="id1" draw:end-shape="id2" svg:d="M15351 2905h-1397v190h-1397" svg:viewBox="0 0 2795 191">
          <text:p text:style-name="P1">Init</text:p>
        </draw:connector>
        <draw:custom-shape draw:style-name="gr5" draw:text-style-name="P1" xml:id="id3" draw:id="id3" draw:layer="layout" svg:width="5.08cm" svg:height="2.54cm" svg:x="4.175cm" svg:y="6.08cm">
          <text:p text:style-name="P1">Update</text:p>
          <text:p text:style-name="P1">Sources.json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08cm" svg:height="2.54cm" svg:x="10.525cm" svg:y="6.08cm">
          <text:p text:style-name="P1">Get md5 list</text:p>
          <text:p text:style-name="P1">From preferences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81cm" svg:height="2.54cm" svg:x="16.24cm" svg:y="6.08cm">
          <text:p text:style-name="P1">Preference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017cm" svg:y1="4.429cm" svg:x2="6.715cm" svg:y2="6.08cm" draw:start-shape="id2" draw:end-shape="id3" svg:d="M10017 4429v825h-3302v826" svg:viewBox="0 0 3303 1652">
          <text:p text:style-name="P1">Yes</text:p>
        </draw:connector>
        <draw:connector draw:style-name="gr4" draw:text-style-name="P2" draw:layer="layout" svg:x1="10.017cm" svg:y1="4.429cm" svg:x2="13.065cm" svg:y2="6.08cm" draw:start-shape="id2" draw:end-shape="id4" svg:d="M10017 4429v825h3048v826" svg:viewBox="0 0 3049 1652">
          <text:p text:style-name="P1">No</text:p>
        </draw:connector>
        <draw:custom-shape draw:style-name="gr7" draw:text-style-name="P1" xml:id="id5" draw:id="id5" draw:layer="layout" svg:width="3.81cm" svg:height="2.54cm" svg:x="2.27cm" svg:y="9.89cm">
          <text:p text:style-name="P1">Store</text:p>
          <text:p text:style-name="P1">New data</text:p>
          <draw:enhanced-geometry svg:viewBox="0 0 21600 21600" draw:type="rectangle" draw:enhanced-path="M 0 0 L 21600 0 21600 21600 0 21600 0 0 Z N"/>
        </draw:custom-shape>
        <draw:connector draw:style-name="gr8" draw:text-style-name="P2" xml:id="id6" draw:id="id6" draw:layer="layout" svg:x1="6.08cm" svg:y1="11.16cm" svg:x2="6.08cm" svg:y2="11.16cm" draw:start-shape="id5" draw:end-shape="id5" svg:d="M6080 11160z" svg:viewBox="0 0 1 1">
          <text:p/>
        </draw:connector>
        <draw:connector draw:style-name="gr4" draw:text-style-name="P2" draw:layer="layout" svg:x1="6.08cm" svg:y1="11.16cm" svg:x2="18.145cm" svg:y2="8.62cm" draw:start-shape="id6" draw:start-glue-point="0" draw:end-shape="id7" draw:end-glue-point="2" svg:d="M6080 11160v-1270h12065v-1270" svg:viewBox="0 0 12066 2541">
          <text:p text:style-name="P1">Store data</text:p>
        </draw:connector>
        <draw:connector draw:style-name="gr4" draw:text-style-name="P2" draw:layer="layout" svg:x1="1.632cm" svg:y1="4.361cm" svg:x2="2.27cm" svg:y2="11.16cm" draw:start-shape="id8" draw:start-glue-point="7" draw:end-shape="id5" draw:end-glue-point="3" svg:d="M1632 4361v6799h638" svg:viewBox="0 0 639 6800">
          <text:p text:style-name="P1">Sources.json</text:p>
        </draw:connector>
        <draw:connector draw:style-name="gr9" draw:text-style-name="P2" draw:layer="layout" draw:type="line" svg:x1="17.764cm" svg:y1="4.81cm" svg:x2="18.145cm" svg:y2="6.08cm" draw:start-shape="id1" draw:end-shape="id7" svg:d="M17764 4810l381 1270" svg:viewBox="0 0 382 1271">
          <text:p/>
        </draw:connector>
        <draw:connector draw:style-name="gr4" draw:text-style-name="P2" draw:layer="layout" svg:x1="6.715cm" svg:y1="6.08cm" svg:x2="3.159cm" svg:y2="4.937cm" draw:start-shape="id3" draw:end-shape="id8" draw:end-glue-point="8" svg:d="M6715 6080v-571h-3556v-572" svg:viewBox="0 0 3557 1144">
          <text:p text:style-name="P1">Request</text:p>
        </draw:connector>
        <draw:custom-shape draw:style-name="gr5" draw:text-style-name="P1" xml:id="id9" draw:id="id9" draw:layer="layout" svg:width="5.08cm" svg:height="2.54cm" svg:x="7.35cm" svg:y="12.43cm">
          <text:p text:style-name="P1">Process scripts</text:p>
          <text:p text:style-name="P1">md5’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6.08cm" svg:y1="11.16cm" svg:x2="9.89cm" svg:y2="12.43cm" draw:start-shape="id6" draw:start-glue-point="0" draw:end-shape="id9" draw:end-glue-point="0" svg:d="M6080 11160l3810 1270" svg:viewBox="0 0 3811 1271">
          <text:p/>
        </draw:connector>
        <draw:connector draw:style-name="gr8" draw:text-style-name="P2" draw:layer="layout" draw:type="line" svg:x1="13.065cm" svg:y1="8.62cm" svg:x2="9.89cm" svg:y2="12.43cm" draw:start-shape="id4" draw:start-glue-point="2" draw:end-shape="id9" draw:end-glue-point="0" svg:d="M13065 8620l-3175 3810" svg:viewBox="0 0 3176 3811">
          <text:p/>
        </draw:connector>
        <draw:custom-shape draw:style-name="gr10" draw:text-style-name="P3" xml:id="id10" draw:id="id10" draw:layer="layout" svg:width="5.08cm" svg:height="2.54cm" svg:x="13.7cm" svg:y="14.97cm">
          <text:p text:style-name="P1">Names of failed</text:p>
          <text:p text:style-name="P1">script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89cm" svg:y1="14.97cm" svg:x2="13.7cm" svg:y2="16.24cm" draw:start-shape="id9" draw:start-glue-point="2" draw:end-shape="id10" draw:end-glue-point="3" svg:d="M9890 14970v1270h3810" svg:viewBox="0 0 3811 1271">
          <text:p text:style-name="P1">Failed</text:p>
        </draw:connector>
        <draw:custom-shape draw:style-name="gr10" draw:text-style-name="P3" xml:id="id11" draw:id="id11" draw:layer="layout" svg:width="5.08cm" svg:height="2.54cm" svg:x="1cm" svg:y="14.97cm">
          <text:p text:style-name="P1">Loaded into</text:p>
          <text:p text:style-name="P1">arra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89cm" svg:y1="14.97cm" svg:x2="6.08cm" svg:y2="16.24cm" draw:start-shape="id9" draw:start-glue-point="2" draw:end-shape="id11" draw:end-glue-point="1" svg:d="M9890 14970v1270h-3810" svg:viewBox="0 0 3811 1271">
          <text:p text:style-name="P1">Checks</text:p>
        </draw:connector>
        <draw:connector draw:style-name="gr9" draw:text-style-name="P2" draw:layer="layout" draw:type="curve" svg:x1="3.54cm" svg:y1="14.97cm" svg:x2="16.057cm" svg:y2="4.252cm" draw:start-shape="id11" draw:end-shape="id1" draw:end-glue-point="7" svg:d="M3540 14970c0-7618 12517-2260 12517-10718" svg:viewBox="0 0 12518 10719">
          <text:p/>
        </draw:connector>
        <draw:connector draw:style-name="gr11" draw:text-style-name="P2" draw:layer="layout" draw:line-skew="1.523cm" svg:x1="16.24cm" svg:y1="14.97cm" svg:x2="19.471cm" svg:y2="4.252cm" draw:start-shape="id10" draw:end-shape="id1" draw:end-glue-point="9" svg:d="M16240 14970v-3556h3231v-7162" svg:viewBox="0 0 3232 10719">
          <text:p text:style-name="P4">Post to application <text:line-break/>as warning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8T13:06:18.506257138</meta:creation-date>
    <dc:date>2020-01-18T13:26:44.063878039</dc:date>
    <meta:editing-duration>PT5S</meta:editing-duration>
    <meta:editing-cycles>1</meta:editing-cycles>
    <meta:generator>LibreOffice/6.3.4.2$Linux_X86_64 LibreOffice_project/30$Build-2</meta:generator>
    <meta:document-statistic meta:object-count="24"/>
  </office:meta>
</office:document-meta>
</file>